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1pt"/>
    </style:style>
    <style:style style:name="co2" style:family="table-column">
      <style:table-column-properties fo:break-before="auto" style:column-width="1822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spect Class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appdirect,company,team,management,decision process,faces,Engineering organization,group,focus,decisions,recognition,meetings,planning,review,actions,words,professionals,time,suggest,involvement,points,views,communication,Leadership team,semblance,ceos,criticism,sales team,town hall,propaganda,horns,position,acknowledgement,townhalls,executives,teams,townhall,stuff,customer,Exec leadership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labour,perks,salary,money,benefits</text:p>
          </table:table-cell>
        </table:table-row>
        <table:table-row table:style-name="ro1">
          <table:table-cell office:value-type="string" calcext:value-type="string">
            <text:p>QUALITY OF WORK</text:p>
          </table:table-cell>
          <table:table-cell office:value-type="string" calcext:value-type="string">
            <text:p>work,culture,software engineers,style,product thinking,pile,customizations,fixing,atmosphere,individuals,circle,SW platforms,engineering heaven,code frustration,debts,project,debt,spheres,Software engineers,patches,People Operations team,lack,distinctions,distance,customers,names,engineer,engineering practices,development,beginners,internship,folks,talent,product offering,quality</text:p>
          </table:table-cell>
        </table:table-row>
        <table:table-row table:style-name="ro1">
          <table:table-cell office:value-type="string" calcext:value-type="string">
            <text:p>WORK LIFE BALANCE</text:p>
          </table:table-cell>
          <table:table-cell office:value-type="string" calcext:value-type="string">
            <text:p>location,area,place,offices,flavours,coffee water,life Balance,schedule,events,environment,working,situation,parts,snacks,lunch,school,offsites,positions,foosball,table,fridge,health,challenges,workload</text:p>
          </table:table-cell>
        </table:table-row>
        <table:table-row table:style-name="ro1">
          <table:table-cell office:value-type="string" calcext:value-type="string">
            <text:p>POLICIES</text:p>
          </table:table-cell>
          <table:table-cell office:value-type="string" calcext:value-type="string">
            <text:p>hr/support, asset,office,practices,approach,room,aspect,people,employees,employee,problem,job,running,function,opinion,humility,work environment,growth,HQ office,ways,improvements,records,companies,var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23:04:47.506775000</meta:creation-date>
    <dc:date>2017-02-10T23:08:00.786455000</dc:date>
    <meta:editing-duration>PT3M12S</meta:editing-duration>
    <meta:editing-cycles>2</meta:editing-cycles>
    <meta:generator>LibreOffice/5.2.3.3$MacOSX_X86_64 LibreOffice_project/d54a8868f08a7b39642414cf2c8ef2f228f780cf</meta:generator>
    <meta:document-statistic meta:table-count="1" meta:cell-count="12" meta:object-count="0"/>
  </office:meta>
</office:document-meta>
</file>